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E000002DB15BAD6226AFA00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2.647cm" svg:height="19.341cm" draw:z-index="0"><draw:image xlink:href="Pictures/10000000000001DE000002DB15BAD6226AFA00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3T18:10:36.370000000</dc:date>
    <meta:editing-duration>PT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1.3$Windows_X86_64 LibreOffice_project/a69ca51ded25f3eefd52d7bf9a5fad8c90b87951</meta:generator>
  </office:meta>
</office:document-meta>
</file>